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8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3.582cm"/>
    </style:style>
    <style:style style:name="co4" style:family="table-column">
      <style:table-column-properties fo:break-before="auto" style:column-width="2.616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1.166cm"/>
    </style:style>
    <style:style style:name="co7" style:family="table-column">
      <style:table-column-properties fo:break-before="auto" style:column-width="1.979cm"/>
    </style:style>
    <style:style style:name="co8" style:family="table-column">
      <style:table-column-properties fo:break-before="auto" style:column-width="1.605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BehaviorSpace results (NetLogo 5.0.5)</text:p>
          </table:table-cell>
          <table:table-cell table:number-columns-repeated="8"/>
        </table:table-row>
        <table:table-row table:style-name="ro1">
          <table:table-cell office:value-type="string">
            <text:p>StationsUnidimMetroBakM1_3.nlogo</text:p>
          </table:table-cell>
          <table:table-cell table:number-columns-repeated="8"/>
        </table:table-row>
        <table:table-row table:style-name="ro1">
          <table:table-cell office:value-type="string">
            <text:p>experiment limité</text:p>
          </table:table-cell>
          <table:table-cell table:number-columns-repeated="8"/>
        </table:table-row>
        <table:table-row table:style-name="ro1">
          <table:table-cell office:value-type="string">
            <text:p>05/01/2014 21:14:33:891 +0200</text:p>
          </table:table-cell>
          <table:table-cell table:number-columns-repeated="8"/>
        </table:table-row>
        <table:table-row table:style-name="ro1">
          <table:table-cell office:value-type="string">
            <text:p>min-pxcor</text:p>
          </table:table-cell>
          <table:table-cell office:value-type="string">
            <text:p>max-pxcor</text:p>
          </table:table-cell>
          <table:table-cell office:value-type="string">
            <text:p>min-pycor</text:p>
          </table:table-cell>
          <table:table-cell office:value-type="string">
            <text:p>max-pycor</text:p>
          </table:table-cell>
          <table:table-cell table:number-columns-repeated="5"/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float" office:value="-6">
            <text:p>-6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[run number]</text:p>
          </table:table-cell>
          <table:table-cell office:value-type="string">
            <text:p>speed</text:p>
          </table:table-cell>
          <table:table-cell office:value-type="string">
            <text:p>waitingTimeAtStation</text:p>
          </table:table-cell>
          <table:table-cell office:value-type="string">
            <text:p>NumberMetros</text:p>
          </table:table-cell>
          <table:table-cell office:value-type="string">
            <text:p>InjectionFrequency</text:p>
          </table:table-cell>
          <table:table-cell office:value-type="string">
            <text:p>[step]</text:p>
          </table:table-cell>
          <table:table-cell office:value-type="string">
            <text:p>retardTotal</text:p>
          </table:table-cell>
          <table:table-cell office:value-type="string">
            <text:p>conflicts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919">
            <text:p>91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2657">
            <text:p>265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8000">
            <text:p>8000</text:p>
          </table:table-cell>
          <table:table-cell office:value-type="float" office:value="7050">
            <text:p>7050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8000">
            <text:p>8000</text:p>
          </table:table-cell>
          <table:table-cell office:value-type="float" office:value="1345">
            <text:p>134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8000">
            <text:p>8000</text:p>
          </table:table-cell>
          <table:table-cell office:value-type="float" office:value="1235">
            <text:p>123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8000">
            <text:p>8000</text:p>
          </table:table-cell>
          <table:table-cell office:value-type="float" office:value="7623">
            <text:p>7623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float" office:value="8000">
            <text:p>8000</text:p>
          </table:table-cell>
          <table:table-cell office:value-type="float" office:value="2753">
            <text:p>275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8000">
            <text:p>8000</text:p>
          </table:table-cell>
          <table:table-cell office:value-type="float" office:value="3217">
            <text:p>321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4740">
            <text:p>474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11231">
            <text:p>11231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8000">
            <text:p>8000</text:p>
          </table:table-cell>
          <table:table-cell office:value-type="float" office:value="13104">
            <text:p>13104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8000">
            <text:p>80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float" office:value="8000">
            <text:p>8000</text:p>
          </table:table-cell>
          <table:table-cell office:value-type="float" office:value="18592">
            <text:p>18592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8000">
            <text:p>8000</text:p>
          </table:table-cell>
          <table:table-cell office:value-type="float" office:value="20610">
            <text:p>2061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float" office:value="8000">
            <text:p>8000</text:p>
          </table:table-cell>
          <table:table-cell office:value-type="float" office:value="10969">
            <text:p>10969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18977">
            <text:p>18977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120">
            <text:p>120</text:p>
          </table:table-cell>
          <table:table-cell office:value-type="float" office:value="8000">
            <text:p>8000</text:p>
          </table:table-cell>
          <table:table-cell office:value-type="float" office:value="32373">
            <text:p>32373</text:p>
          </table:table-cell>
          <table:table-cell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28968">
            <text:p>28968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41190">
            <text:p>41190</text:p>
          </table:table-cell>
          <table:table-cell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float" office:value="8000">
            <text:p>8000</text:p>
          </table:table-cell>
          <table:table-cell office:value-type="float" office:value="32348">
            <text:p>32348</text:p>
          </table:table-cell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120">
            <text:p>120</text:p>
          </table:table-cell>
          <table:table-cell office:value-type="float" office:value="8000">
            <text:p>8000</text:p>
          </table:table-cell>
          <table:table-cell office:value-type="float" office:value="43591">
            <text:p>43591</text:p>
          </table:table-cell>
          <table:table-cell office:value-type="float" office:value="152">
            <text:p>15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8000">
            <text:p>8000</text:p>
          </table:table-cell>
          <table:table-cell office:value-type="float" office:value="46738">
            <text:p>46738</text:p>
          </table:table-cell>
          <table:table-cell office:value-type="float" office:value="158">
            <text:p>15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8000">
            <text:p>80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2">
          <table:table-cell office:value-type="string">
            <text:p>[run number]</text:p>
          </table:table-cell>
          <table:table-cell office:value-type="string">
            <text:p>speed</text:p>
          </table:table-cell>
          <table:table-cell office:value-type="string">
            <text:p>waitingTimeAtStation</text:p>
          </table:table-cell>
          <table:table-cell office:value-type="string">
            <text:p>NumberMetros</text:p>
          </table:table-cell>
          <table:table-cell office:value-type="string">
            <text:p>InjectionFrequency</text:p>
          </table:table-cell>
          <table:table-cell office:value-type="string">
            <text:p>[step]</text:p>
          </table:table-cell>
          <table:table-cell office:value-type="string">
            <text:p>retardTotal</text:p>
          </table:table-cell>
          <table:table-cell office:value-type="string">
            <text:p>conflicts</text:p>
          </table:table-cell>
          <table:table-cell office:value-type="string">
            <text:p>retard en minute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[.G37]/60" office:value-type="float" office:value="0.383333333333333">
            <text:p>0,38333333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919">
            <text:p>919</text:p>
          </table:table-cell>
          <table:table-cell office:value-type="float" office:value="0">
            <text:p>0</text:p>
          </table:table-cell>
          <table:table-cell table:formula="of:=[.G38]/60" office:value-type="float" office:value="15.3166666666667">
            <text:p>15,31666666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2657">
            <text:p>2657</text:p>
          </table:table-cell>
          <table:table-cell office:value-type="float" office:value="3">
            <text:p>3</text:p>
          </table:table-cell>
          <table:table-cell table:formula="of:=[.G39]/60" office:value-type="float" office:value="44.2833333333333">
            <text:p>44,283333333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4740">
            <text:p>4740</text:p>
          </table:table-cell>
          <table:table-cell office:value-type="float" office:value="6">
            <text:p>6</text:p>
          </table:table-cell>
          <table:table-cell table:formula="of:=[.G40]/60" office:value-type="float" office:value="79">
            <text:p>7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11231">
            <text:p>11231</text:p>
          </table:table-cell>
          <table:table-cell office:value-type="float" office:value="28">
            <text:p>28</text:p>
          </table:table-cell>
          <table:table-cell table:formula="of:=[.G41]/60" office:value-type="float" office:value="187.183333333333">
            <text:p>187,18333333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18977">
            <text:p>18977</text:p>
          </table:table-cell>
          <table:table-cell office:value-type="float" office:value="68">
            <text:p>68</text:p>
          </table:table-cell>
          <table:table-cell table:formula="of:=[.G42]/60" office:value-type="float" office:value="316.283333333333">
            <text:p>316,283333333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28968">
            <text:p>28968</text:p>
          </table:table-cell>
          <table:table-cell office:value-type="float" office:value="102">
            <text:p>102</text:p>
          </table:table-cell>
          <table:table-cell table:formula="of:=[.G43]/60" office:value-type="float" office:value="482.8">
            <text:p>482,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41190">
            <text:p>41190</text:p>
          </table:table-cell>
          <table:table-cell office:value-type="float" office:value="155">
            <text:p>155</text:p>
          </table:table-cell>
          <table:table-cell table:formula="of:=[.G44]/60" office:value-type="float" office:value="686.5">
            <text:p>686,5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Feuille1.I70" table:end-x="1.843cm" table:end-y="0.424cm" draw:z-index="0" draw:style-name="gr1" draw:text-style-name="P1" svg:width="15.999cm" svg:height="8.999cm" svg:x="0.101cm" svg:y="0.036cm">
              <draw:object draw:notify-on-update-of-ranges="Feuille1.D37:Feuille1.D44 Feuille1.G36:Feuille1.G36 Feuille1.I37:Feuille1.I44 Feuille1.H36:Feuille1.H36 Feuille1.H37:Feuille1.H44 Feuille1.D37:Feuille1.D4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2/05/2014</text:date>, <text:time>14:0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2T14:01:19.71</dc:date>
    <dc:creator>Chloé JOLY-POTTUZ</dc:creator>
    <meta:document-statistic meta:table-count="1" meta:cell-count="293" meta:object-count="1"/>
    <meta:generator>OpenOffice/4.0.0$Win32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7cm" svg:y="0.316cm" chart:style-name="ch2">
          <text:p>Ligne avec stations unidirectionnelles</text:p>
        </chart:title>
        <chart:subtitle svg:x="0.638cm" svg:y="1.302cm" chart:style-name="ch3">
          <text:p>vitesse = 17 (m/s) ; fréquence = 180s (1 métro toutes les 3 min) ; temps d'arrêt = 45 (s)</text:p>
        </chart:subtitle>
        <chart:legend chart:legend-position="end" svg:x="13.026cm" svg:y="3.946cm" style:legend-expansion="high" chart:style-name="ch4"/>
        <chart:plot-area chart:style-name="ch5" table:cell-range-address="Feuille1.D37:Feuille1.D44 Feuille1.G36:Feuille1.H36 Feuille1.H37:Feuille1.I44" chart:data-source-has-labels="row" svg:x="1.321cm" svg:y="2.339cm" svg:width="11.065cm" svg:height="5.51cm">
          <chartooo:coordinate-region svg:x="2.144cm" svg:y="2.541cm" svg:width="10.051cm" svg:height="4.655cm"/>
          <chart:axis chart:dimension="x" chart:name="primary-x" chart:style-name="ch6">
            <chart:title svg:x="5.526cm" svg:y="8.029cm" chart:style-name="ch7">
              <text:p>nombre de métros</text:p>
            </chart:title>
          </chart:axis>
          <chart:axis chart:dimension="y" chart:name="primary-y" chart:style-name="ch6">
            <chart:title svg:x="0.451cm" svg:y="7.3cm" chart:style-name="ch8">
              <text:p>conflits (unités) et retards (min)</text:p>
            </chart:title>
            <chart:grid chart:style-name="ch9" chart:class="major"/>
          </chart:axis>
          <chart:series chart:style-name="ch10" chart:values-cell-range-address="Feuille1.I37:Feuille1.I44" chart:label-cell-address="Feuille1.G36:Feuille1.G36" chart:class="chart:scatter">
            <chart:domain table:cell-range-address="Feuille1.D37:Feuille1.D44"/>
            <chart:data-point chart:repeated="8"/>
          </chart:series>
          <chart:series chart:style-name="ch11" chart:values-cell-range-address="Feuille1.H37:Feuille1.H44" chart:label-cell-address="Feuille1.H36:Feuille1.H36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retardTotal</text:p>
                <draw:g>
                  <svg:desc>Feuille1.G36:Feuille1.G36</svg:desc>
                </draw:g>
              </table:table-cell>
              <table:table-cell office:value-type="string">
                <text:p>conflicts</text:p>
                <draw:g>
                  <svg:desc>Feuille1.H36:Feuille1.H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D37:Feuille1.D44</svg:desc>
                </draw:g>
              </table:table-cell>
              <table:table-cell office:value-type="float" office:value="0.383333333333333">
                <text:p>0.383333333333333</text:p>
                <draw:g>
                  <svg:desc>Feuille1.I37:Feuille1.I44</svg:desc>
                </draw:g>
              </table:table-cell>
              <table:table-cell office:value-type="float" office:value="0">
                <text:p>0</text:p>
                <draw:g>
                  <svg:desc>Feuille1.H37:Feuille1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3166666666667">
                <text:p>15.3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4.2833333333333">
                <text:p>44.28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87.183333333333">
                <text:p>187.1833333333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16.283333333333">
                <text:p>316.2833333333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82.8">
                <text:p>482.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686.5">
                <text:p>686.5</text:p>
              </table:table-cell>
              <table:table-cell office:value-type="float" office:value="155">
                <text:p>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